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a83" officeooo:paragraph-rsid="001a2a83"/>
    </style:style>
    <style:style style:name="P2" style:family="paragraph" style:parent-style-name="Standard">
      <style:text-properties officeooo:rsid="001a2a83" officeooo:paragraph-rsid="0021d5b2"/>
    </style:style>
    <style:style style:name="P3" style:family="paragraph" style:parent-style-name="Standard">
      <style:text-properties officeooo:rsid="001c9873" officeooo:paragraph-rsid="001c9873"/>
    </style:style>
    <style:style style:name="P4" style:family="paragraph" style:parent-style-name="Standard">
      <style:text-properties officeooo:rsid="001c9873" officeooo:paragraph-rsid="001da6a8"/>
    </style:style>
    <style:style style:name="P5" style:family="paragraph" style:parent-style-name="Standard">
      <style:text-properties officeooo:rsid="001da6a8" officeooo:paragraph-rsid="001da6a8"/>
    </style:style>
    <style:style style:name="P6" style:family="paragraph" style:parent-style-name="Standard">
      <style:text-properties officeooo:rsid="001f0947" officeooo:paragraph-rsid="001f0947"/>
    </style:style>
    <style:style style:name="P7" style:family="paragraph" style:parent-style-name="Standard">
      <style:text-properties officeooo:rsid="0020625e" officeooo:paragraph-rsid="0020625e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officeooo:rsid="0021d5b2" officeooo:paragraph-rsid="0021d5b2"/>
    </style:style>
    <style:style style:name="P10" style:family="paragraph" style:parent-style-name="Standard">
      <style:text-properties style:font-name="Liberation Serif" fo:font-size="12pt" fo:font-weight="normal" officeooo:rsid="0020625e" style:font-size-asian="12pt" style:font-weight-asian="normal" style:font-size-complex="12pt"/>
    </style:style>
    <style:style style:name="P11" style:family="paragraph" style:parent-style-name="Standard">
      <style:text-properties style:font-name="Liberation Serif" fo:font-size="12pt" fo:font-weight="normal" officeooo:rsid="0020625e" officeooo:paragraph-rsid="0020625e" style:font-size-asian="12pt" style:font-weight-asian="normal" style:font-size-complex="12pt"/>
    </style:style>
    <style:style style:name="P12" style:family="paragraph" style:parent-style-name="Standard">
      <style:text-properties style:font-name="Liberation Serif" fo:font-size="12pt" fo:font-weight="normal" officeooo:rsid="0021d5b2" officeooo:paragraph-rsid="0021d5b2" style:font-size-asian="12pt" style:font-weight-asian="normal" style:font-size-complex="12pt"/>
    </style:style>
    <style:style style:name="T1" style:family="text">
      <style:text-properties officeooo:rsid="001c98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a6a8"/>
    </style:style>
    <style:style style:name="T4" style:family="text">
      <style:text-properties officeooo:rsid="0020625e"/>
    </style:style>
    <style:style style:name="T5" style:family="text">
      <style:text-properties fo:color="#00206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20625e" style:font-weight-asian="normal"/>
    </style:style>
    <style:style style:name="T8" style:family="text">
      <style:text-properties officeooo:rsid="0021d5b2"/>
    </style:style>
    <style:style style:name="T9" style:family="text">
      <style:text-properties officeooo:rsid="0021e53e"/>
    </style:style>
    <style:style style:name="T10" style:family="text">
      <style:text-properties officeooo:rsid="00247d93"/>
    </style:style>
    <style:style style:name="T11" style:family="text">
      <style:text-properties officeooo:rsid="0024e6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Folie 1)</text:p>
      <text:p text:style-name="P3">~ <text:s/>Wir haben ein Array. Wie wird auf das einzelne Element des Arrays zugegriffen? <text:span text:style-name="T3">Durch einen Namen oder durch einen Index?<text:line-break/>Die Kombination aus Name und Index: </text:span>array[i] <text:span text:style-name="T9">= *(array+i)</text:span></text:p>
      <text:p text:style-name="P3">~ Es wurde ein Array mit 11 Elementen defnier<text:span text:style-name="T3">t. Der Index der Array beginnt bei __ und endet bei __?</text:span></text:p>
      <text:p text:style-name="P5">Start 0, Ende 10</text:p>
      <text:p text:style-name="P5">~ Ein nicht-initialisierts Array kann was für Werte enthalten?</text:p>
      <text:p text:style-name="P5">Müll → alles vom vorgegebenen Datentyp</text:p>
      <text:p text:style-name="P4"/>
      <text:p text:style-name="P5">Folie 2) </text:p>
      <text:p text:style-name="P6">~ Eine nicht initialisierte Variable kann was für Werte enthalten?</text:p>
      <text:p text:style-name="P6">Alles von ihrem Datentyp → Müll</text:p>
      <text:p text:style-name="P6">~ Gilt 567.9887 als wahr oder falsch?</text:p>
      <text:p text:style-name="P6">Wahr, weil != 0</text:p>
      <text:p text:style-name="P6">~ Welche Werte gelten als falsch?</text:p>
      <text:p text:style-name="P6">0 <text:span text:style-name="T10">0x00 ‘\0‘ NULL</text:span></text:p>
      <text:p text:style-name="P6">~ Gilt A als Wert wahr?</text:p>
      <text:p text:style-name="P6">Ja</text:p>
      <text:p text:style-name="P6"/>
      <text:p text:style-name="P6">Folie 3) </text:p>
      <text:p text:style-name="P6">~ Aus exklusiv welchen Zeichen darf der Name einer Variablen bestehen?</text:p>
      <text:p text:style-name="P6">Buchstaben, Zahlen (nicht vorne), Unterstrich</text:p>
      <text:p text:style-name="P6">~ Warum müssen Variablen immer vor ihrem ersten Gebrauch deklariert werden?</text:p>
      <text:p text:style-name="P6">Damit der Datentyp bekannt ist und entsprechend viel Speicherplatz reserviert werden kann.</text:p>
      <text:p text:style-name="P6">~ cout &lt;&lt; 21/2 &lt;&lt; endl; gibt 10 oder 10.5 aus</text:p>
      <text:p text:style-name="P7">10, weil beides int-Werte </text:p>
      <text:p text:style-name="P7"/>
      <text:p text:style-name="P7">Folie 4)</text:p>
      <text:p text:style-name="P7">~ Wie viele Zeichen kann eine char-Variable enthalten?</text:p>
      <text:p text:style-name="P7">Genau eins</text:p>
      <text:p text:style-name="P7">~ Haben Klammern in einer mathematischen Aussage in der C/C++-Programmierung dieselbe Funktion wie in der Mathematik?</text:p>
      <text:p text:style-name="P7">Ja</text:p>
      <text:p text:style-name="Standard"><text:span text:style-name="T4">~ <text:s/></text:span><text:span text:style-name="T5">float k=3.09876, z=8.6, m=0; </text:span></text:p>
      <text:p text:style-name="P8">int ergebnis1 = k&amp;&amp;z;<text:span text:style-name="T6"> <text:s text:c="4"/>→</text:span><text:span text:style-name="T7"> <text:s/>wahr</text:span></text:p>
      <text:p text:style-name="P8">int ergebnis2 = k||z;<text:span text:style-name="T6"> <text:s text:c="9"/>→</text:span><text:span text:style-name="T7"> wahr </text:span></text:p>
      <text:p text:style-name="P8">int ergebnis3 = k&amp;&amp;m;<text:span text:style-name="T6"> <text:s text:c="3"/>→</text:span><text:span text:style-name="T7"> <text:s/>falsch</text:span></text:p>
      <text:p text:style-name="P8">int ergebnis4 = k || m<text:span text:style-name="T6"> <text:s text:c="7"/>→</text:span><text:span text:style-name="T7"> wahr</text:span></text:p>
      <text:p text:style-name="P10"/>
      <text:p text:style-name="P11">Folie 5)</text:p>
      <text:p text:style-name="P11">~ Wenn nur eine Anweisung in einer Kontrollstruktur (Alternative, Sprungleiste oder Schleife) vorhanden ist, kann man auf die {}-Klammern verzichten?</text:p>
      <text:p text:style-name="P11">Meist ja, aber es kann in verschachtelten Fällen zu Fehlinterpretationen kommen. (if ohne else innerhalb einer anderen if)</text:p>
      <text:p text:style-name="P11">~ Welche Art von Klammern benutzen Schleifen für den Schleifenkörper?</text:p>
      <text:p text:style-name="P11">Geschweifte</text:p>
      <text:p text:style-name="P11">~ Was bedeutet i+=(3*2)?</text:p>
      <text:p text:style-name="P11">I = i +(3*2) → i = i + 6</text:p>
      <text:p text:style-name="P11">~ Wie anders kann man i++ schreiben?</text:p>
      <text:p text:style-name="P12">I+=1 <text:s/>oder i=i+1 <text:s/><text:span text:style-name="T11">oder i=1+i </text:span>(Im Schleifenkopf auch ++i)</text:p>
      <text:p text:style-name="P11"/>
      <text:p text:style-name="P7"><text:soft-page-break/></text:p>
      <text:p text:style-name="P7"/>
      <text:p text:style-name="P5"/>
      <text:p text:style-name="P1"/>
      <text:p text:style-name="P1"><text:s/>Folie 6)</text:p>
      <text:p text:style-name="P1">~ Welche Werte gelten i<text:span text:style-name="T8">n</text:span> C++ als wahr, welche als falsch?</text:p>
      <text:p text:style-name="P9">Falsch: ‘\0‘ // NULL // 0x00 // 0</text:p>
      <text:p text:style-name="P9">Wahr: alles andere – Zahlen, Buchstaben inkl. ‘0‘</text:p>
      <text:p text:style-name="P1">~ Es soll „Programmierung“ im char Text[20]; stehen Optionen 1 bis 4 → 4, weil einzige mit einfachen Hochkommata? <text:span text:style-name="T1">JA → ausprobiert</text:span></text:p>
      <text:p text:style-name="P9">Text[0] = ‘P‘; Text[1] = ‘r‘; Text[2] = ‘o‘; … Text[14] = ‘\0‘; </text:p>
      <text:p text:style-name="P1"/>
      <text:p text:style-name="P1">Folie 7)</text:p>
      <text:p text:style-name="P2">~ <text:span text:style-name="T8">Sind das gültige Variablennamen: ist.dasGueltig // 1_gueltigerVariable</text:span></text:p>
      <text:p text:style-name="P2">Beide Namen ungültig <text:span text:style-name="T8">(Punkt, Zahl vorne)</text:span></text:p>
      <text:p text:style-name="P1">~<text:span text:style-name="T2"> float result = 4*5+3/2-3; cout&lt;&lt;result; Was muss man ändern, damit 17 ausgegeben wird?</text:span></text:p>
      <text:p text:style-name="P1">Aus 3 ne 0 machen? Mittleren Teil löschen? (2-3) in Klammern?</text:p>
      <text:p text:style-name="P2">~ Symbol des Modulo Operators?</text:p>
      <text:p text:style-name="P2">%</text:p>
      <text:p text:style-name="P1"/>
      <text:p text:style-name="P1">Folie 8)</text:p>
      <text:p text:style-name="P1">~ <text:span text:style-name="T2">Wann float, wann double?</text:span></text:p>
      <text:p text:style-name="P3">Genauigkeit <text:span text:style-name="T3">(Float 4 Byte – 38 Nachkommastellen, double 8 byte-308 Nachkommastellen ) und extremerer Wertebereich</text:span></text:p>
      <text:p text:style-name="P6">Nachkommastellenangabe von Tom </text:p>
      <text:p text:style-name="P9">~ Was ist das mathematische gleich in C/C++?</text:p>
      <text:p text:style-name="P9">==</text:p>
      <text:p text:style-name="P9">~ Welches Symbol hat der Zuweisungsoperator?</text:p>
      <text:p text:style-name="P9">=</text:p>
      <text:p text:style-name="P1"/>
      <text:p text:style-name="P1">Folie 9)</text:p>
      <text:p text:style-name="P1">???</text:p>
      <text:p text:style-name="P1">mnemonic = Gedächtnisstütze</text:p>
      <text:p text:style-name="P1"/>
      <text:p text:style-name="P9">ist eine Abkürzung für einen Variablenname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2:38:04.711000000</meta:creation-date>
    <dc:date>2019-06-07T09:05:41.933000000</dc:date>
    <meta:editing-duration>PT2H30M15S</meta:editing-duration>
    <meta:editing-cycles>6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66" meta:word-count="476" meta:character-count="2852" meta:non-whitespace-character-count="2403"/>
  </office:meta>
</office:document-meta>
</file>